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>
            <text:p>Hormigón</text:p>
          </table:table-cell>
          <table:table-cell office:value-type="string">
            <text:p>Diámetro</text:p>
          </table:table-cell>
          <table:table-cell office:value-type="string">
            <text:p>Separación</text:p>
          </table:table-cell>
          <table:table-cell office:value-type="string">
            <text:p>LsI</text:p>
          </table:table-cell>
          <table:table-cell office:value-type="string">
            <text:p>LsII</text:p>
          </table:table-cell>
          <table:table-cell office:value-type="string">
            <text:p>LnI</text:p>
          </table:table-cell>
          <table:table-cell office:value-type="string">
            <text:p>LnII</text:p>
          </table:table-cell>
        </table:table-row>
        <table:table-row>
          <table:table-cell office:value-type="string">
            <text:p/>
          </table:table-cell>
          <table:table-cell office:value-type="string">
            <text:p>(m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  <table:table-cell office:value-type="string">
            <text:p>(cm)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8.0">
            <text:p>8.0</text:p>
          </table:table-cell>
          <table:table-cell office:value-type="string">
            <text:p>-</text:p>
          </table:table-cell>
          <table:table-cell office:value-type="float" office:value="21.0">
            <text:p>21.0</text:p>
          </table:table-cell>
          <table:table-cell office:value-type="float" office:value="27.999999999999996">
            <text:p>27.999999999999996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10.0">
            <text:p>10.0</text:p>
          </table:table-cell>
          <table:table-cell office:value-type="string">
            <text:p>-</text:p>
          </table:table-cell>
          <table:table-cell office:value-type="float" office:value="27.124999999999993">
            <text:p>27.124999999999993</text:p>
          </table:table-cell>
          <table:table-cell office:value-type="float" office:value="38.74999999999999">
            <text:p>38.74999999999999</text:p>
          </table:table-cell>
          <table:table-cell office:value-type="float" office:value="19.374999999999996">
            <text:p>19.374999999999996</text:p>
          </table:table-cell>
          <table:table-cell office:value-type="float" office:value="27.678571428571423">
            <text:p>27.678571428571423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50.24999999999999">
            <text:p>50.24999999999999</text:p>
          </table:table-cell>
          <table:table-cell office:value-type="float" office:value="71.78571428571429">
            <text:p>71.78571428571429</text:p>
          </table:table-cell>
          <table:table-cell office:value-type="float" office:value="25.124999999999996">
            <text:p>25.124999999999996</text:p>
          </table:table-cell>
          <table:table-cell office:value-type="float" office:value="35.892857142857146">
            <text:p>35.892857142857146</text:p>
          </table:table-cell>
        </table:table-row>
        <table:table-row>
          <table:table-cell office:value-type="string">
            <text:p>HA30</text:p>
          </table:table-cell>
          <table:table-cell office:value-type="string">
            <text:p/>
          </table:table-cell>
          <table:table-cell office:value-type="float" office:value="20.0">
            <text:p>20.0</text:p>
          </table:table-cell>
          <table:table-cell office:value-type="float" office:value="35.175">
            <text:p>35.175</text:p>
          </table:table-cell>
          <table:table-cell office:value-type="float" office:value="50.25000000000001">
            <text:p>50.25000000000001</text:p>
          </table:table-cell>
          <table:table-cell office:value-type="float" office:value="25.124999999999996">
            <text:p>25.124999999999996</text:p>
          </table:table-cell>
          <table:table-cell office:value-type="float" office:value="35.892857142857146">
            <text:p>35.892857142857146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16.0">
            <text:p>16.0</text:p>
          </table:table-cell>
          <table:table-cell office:value-type="float" office:value="10.0">
            <text:p>10.0</text:p>
          </table:table-cell>
          <table:table-cell office:value-type="float" office:value="73.25">
            <text:p>73.25</text:p>
          </table:table-cell>
          <table:table-cell office:value-type="float" office:value="104.64285714285717">
            <text:p>104.64285714285717</text:p>
          </table:table-cell>
          <table:table-cell office:value-type="float" office:value="36.625">
            <text:p>36.625</text:p>
          </table:table-cell>
          <table:table-cell office:value-type="float" office:value="52.321428571428584">
            <text:p>52.321428571428584</text:p>
          </table:table-cell>
        </table:table-row>
        <table:table-row>
          <table:table-cell office:value-type="string">
            <text:p>HA30</text:p>
          </table:table-cell>
          <table:table-cell office:value-type="string">
            <text:p/>
          </table:table-cell>
          <table:table-cell office:value-type="float" office:value="20.0">
            <text:p>20.0</text:p>
          </table:table-cell>
          <table:table-cell office:value-type="float" office:value="51.275000000000006">
            <text:p>51.275000000000006</text:p>
          </table:table-cell>
          <table:table-cell office:value-type="float" office:value="73.25000000000001">
            <text:p>73.25000000000001</text:p>
          </table:table-cell>
          <table:table-cell office:value-type="float" office:value="36.625">
            <text:p>36.625</text:p>
          </table:table-cell>
          <table:table-cell office:value-type="float" office:value="52.321428571428584">
            <text:p>52.321428571428584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20.0">
            <text:p>20.0</text:p>
          </table:table-cell>
          <table:table-cell office:value-type="float" office:value="10.0">
            <text:p>10.0</text:p>
          </table:table-cell>
          <table:table-cell office:value-type="float" office:value="100.10000000000001">
            <text:p>100.10000000000001</text:p>
          </table:table-cell>
          <table:table-cell office:value-type="float" office:value="140.14">
            <text:p>140.14</text:p>
          </table:table-cell>
          <table:table-cell office:value-type="float" office:value="50.050000000000004">
            <text:p>50.050000000000004</text:p>
          </table:table-cell>
          <table:table-cell office:value-type="float" office:value="70.07">
            <text:p>70.07</text:p>
          </table:table-cell>
        </table:table-row>
        <table:table-row>
          <table:table-cell office:value-type="string">
            <text:p>HA30</text:p>
          </table:table-cell>
          <table:table-cell office:value-type="string">
            <text:p/>
          </table:table-cell>
          <table:table-cell office:value-type="float" office:value="20.0">
            <text:p>20.0</text:p>
          </table:table-cell>
          <table:table-cell office:value-type="float" office:value="70.07">
            <text:p>70.07</text:p>
          </table:table-cell>
          <table:table-cell office:value-type="float" office:value="98.098">
            <text:p>98.098</text:p>
          </table:table-cell>
          <table:table-cell office:value-type="float" office:value="50.050000000000004">
            <text:p>50.050000000000004</text:p>
          </table:table-cell>
          <table:table-cell office:value-type="float" office:value="70.07">
            <text:p>70.07</text:p>
          </table:table-cell>
        </table:table-row>
        <table:table-row>
          <table:table-cell office:value-type="string">
            <text:p>HA30</text:p>
          </table:table-cell>
          <table:table-cell office:value-type="float" office:value="25.0">
            <text:p>25.0</text:p>
          </table:table-cell>
          <table:table-cell office:value-type="string">
            <text:p>-</text:p>
          </table:table-cell>
          <table:table-cell office:value-type="float" office:value="162.5">
            <text:p>162.5</text:p>
          </table:table-cell>
          <table:table-cell office:value-type="float" office:value="227.5">
            <text:p>227.5</text:p>
          </table:table-cell>
          <table:table-cell office:value-type="float" office:value="81.25">
            <text:p>81.25</text:p>
          </table:table-cell>
          <table:table-cell office:value-type="float" office:value="113.75">
            <text:p>113.75</text:p>
          </table:table-cell>
        </table:table-row>
        <table:table-row>
          <table:table-cell office:value-type="string">
            <text:p>HP50</text:p>
          </table:table-cell>
          <table:table-cell office:value-type="float" office:value="8.0">
            <text:p>8.0</text:p>
          </table:table-cell>
          <table:table-cell office:value-type="string">
            <text:p>-</text:p>
          </table:table-cell>
          <table:table-cell office:value-type="float" office:value="21.0">
            <text:p>21.0</text:p>
          </table:table-cell>
          <table:table-cell office:value-type="float" office:value="27.999999999999996">
            <text:p>27.999999999999996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string">
            <text:p>HP50</text:p>
          </table:table-cell>
          <table:table-cell office:value-type="float" office:value="10.0">
            <text:p>10.0</text:p>
          </table:table-cell>
          <table:table-cell office:value-type="string">
            <text:p>-</text:p>
          </table:table-cell>
          <table:table-cell office:value-type="float" office:value="27.124999999999993">
            <text:p>27.124999999999993</text:p>
          </table:table-cell>
          <table:table-cell office:value-type="float" office:value="38.74999999999999">
            <text:p>38.74999999999999</text:p>
          </table:table-cell>
          <table:table-cell office:value-type="float" office:value="19.374999999999996">
            <text:p>19.374999999999996</text:p>
          </table:table-cell>
          <table:table-cell office:value-type="float" office:value="27.678571428571423">
            <text:p>27.678571428571423</text:p>
          </table:table-cell>
        </table:table-row>
        <table:table-row>
          <table:table-cell office:value-type="string">
            <text:p>HP50</text:p>
          </table:table-cell>
          <table:table-cell office:value-type="float" office:value="12.0">
            <text:p>12.0</text:p>
          </table:table-cell>
          <table:table-cell office:value-type="float" office:value="10.0">
            <text:p>10.0</text:p>
          </table:table-cell>
          <table:table-cell office:value-type="float" office:value="50.24999999999999">
            <text:p>50.24999999999999</text:p>
          </table:table-cell>
          <table:table-cell office:value-type="float" office:value="71.78571428571429">
            <text:p>71.78571428571429</text:p>
          </table:table-cell>
          <table:table-cell office:value-type="float" office:value="25.124999999999996">
            <text:p>25.124999999999996</text:p>
          </table:table-cell>
          <table:table-cell office:value-type="float" office:value="35.892857142857146">
            <text:p>35.892857142857146</text:p>
          </table:table-cell>
        </table:table-row>
        <table:table-row>
          <table:table-cell office:value-type="string">
            <text:p>HP50</text:p>
          </table:table-cell>
          <table:table-cell office:value-type="string">
            <text:p/>
          </table:table-cell>
          <table:table-cell office:value-type="float" office:value="20.0">
            <text:p>20.0</text:p>
          </table:table-cell>
          <table:table-cell office:value-type="float" office:value="35.175">
            <text:p>35.175</text:p>
          </table:table-cell>
          <table:table-cell office:value-type="float" office:value="50.25000000000001">
            <text:p>50.25000000000001</text:p>
          </table:table-cell>
          <table:table-cell office:value-type="float" office:value="25.124999999999996">
            <text:p>25.124999999999996</text:p>
          </table:table-cell>
          <table:table-cell office:value-type="float" office:value="35.892857142857146">
            <text:p>35.892857142857146</text:p>
          </table:table-cell>
        </table:table-row>
        <table:table-row>
          <table:table-cell office:value-type="string">
            <text:p>HP50</text:p>
          </table:table-cell>
          <table:table-cell office:value-type="float" office:value="16.0">
            <text:p>16.0</text:p>
          </table:table-cell>
          <table:table-cell office:value-type="float" office:value="10.0">
            <text:p>10.0</text:p>
          </table:table-cell>
          <table:table-cell office:value-type="float" office:value="73.25">
            <text:p>73.25</text:p>
          </table:table-cell>
          <table:table-cell office:value-type="float" office:value="104.64285714285717">
            <text:p>104.64285714285717</text:p>
          </table:table-cell>
          <table:table-cell office:value-type="float" office:value="36.625">
            <text:p>36.625</text:p>
          </table:table-cell>
          <table:table-cell office:value-type="float" office:value="52.321428571428584">
            <text:p>52.321428571428584</text:p>
          </table:table-cell>
        </table:table-row>
        <table:table-row>
          <table:table-cell office:value-type="string">
            <text:p>HP50</text:p>
          </table:table-cell>
          <table:table-cell office:value-type="string">
            <text:p/>
          </table:table-cell>
          <table:table-cell office:value-type="float" office:value="20.0">
            <text:p>20.0</text:p>
          </table:table-cell>
          <table:table-cell office:value-type="float" office:value="51.275000000000006">
            <text:p>51.275000000000006</text:p>
          </table:table-cell>
          <table:table-cell office:value-type="float" office:value="73.25000000000001">
            <text:p>73.25000000000001</text:p>
          </table:table-cell>
          <table:table-cell office:value-type="float" office:value="36.625">
            <text:p>36.625</text:p>
          </table:table-cell>
          <table:table-cell office:value-type="float" office:value="52.321428571428584">
            <text:p>52.321428571428584</text:p>
          </table:table-cell>
        </table:table-row>
        <table:table-row>
          <table:table-cell office:value-type="string">
            <text:p>HP50</text:p>
          </table:table-cell>
          <table:table-cell office:value-type="float" office:value="20.0">
            <text:p>20.0</text:p>
          </table:table-cell>
          <table:table-cell office:value-type="float" office:value="10.0">
            <text:p>10.0</text:p>
          </table:table-cell>
          <table:table-cell office:value-type="float" office:value="96.25">
            <text:p>96.25</text:p>
          </table:table-cell>
          <table:table-cell office:value-type="float" office:value="137.5">
            <text:p>137.5</text:p>
          </table:table-cell>
          <table:table-cell office:value-type="float" office:value="48.125">
            <text:p>48.125</text:p>
          </table:table-cell>
          <table:table-cell office:value-type="float" office:value="68.75">
            <text:p>68.75</text:p>
          </table:table-cell>
        </table:table-row>
        <table:table-row>
          <table:table-cell office:value-type="string">
            <text:p>HP50</text:p>
          </table:table-cell>
          <table:table-cell office:value-type="string">
            <text:p/>
          </table:table-cell>
          <table:table-cell office:value-type="float" office:value="20.0">
            <text:p>20.0</text:p>
          </table:table-cell>
          <table:table-cell office:value-type="float" office:value="67.375">
            <text:p>67.375</text:p>
          </table:table-cell>
          <table:table-cell office:value-type="float" office:value="96.24999999999999">
            <text:p>96.24999999999999</text:p>
          </table:table-cell>
          <table:table-cell office:value-type="float" office:value="48.125">
            <text:p>48.125</text:p>
          </table:table-cell>
          <table:table-cell office:value-type="float" office:value="68.75">
            <text:p>68.75</text:p>
          </table:table-cell>
        </table:table-row>
        <table:table-row>
          <table:table-cell office:value-type="string">
            <text:p>HP50</text:p>
          </table:table-cell>
          <table:table-cell office:value-type="float" office:value="25.0">
            <text:p>25.0</text:p>
          </table:table-cell>
          <table:table-cell office:value-type="string">
            <text:p>-</text:p>
          </table:table-cell>
          <table:table-cell office:value-type="float" office:value="125.0">
            <text:p>125.0</text:p>
          </table:table-cell>
          <table:table-cell office:value-type="float" office:value="178.57142857142858">
            <text:p>178.57142857142858</text:p>
          </table:table-cell>
          <table:table-cell office:value-type="float" office:value="62.5">
            <text:p>62.5</text:p>
          </table:table-cell>
          <table:table-cell office:value-type="float" office:value="89.28571428571429">
            <text:p>89.285714285714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